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chiesta modifica pasto singo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<text:span text:style-name="T1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821054788" text:style-name="Numerazione_20_UC">
              <text:list-item text:start-value="1">
                <text:p text:style-name="Azione_20_attore">L'utente accede alla sezione per la gestione del piano-pasto del proprio figlio.</text:p>
              </text:list-item>
              <text:list-item>
                <text:p text:style-name="Azione_20_sistema">Il sistema mostra la form dove immettere il piano di pasto specifico e il certificato del pediatra.</text:p>
              </text:list-item>
              <text:list-item>
                <text:p text:style-name="Azione_20_attore">L'utente compila i campi e sottomette i dati al sistema.</text:p>
              </text:list-item>
              <text:list-item>
                <text:p text:style-name="Azione_20_sistema">Il sistema invia una notifica con la richiesta dell'utent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visualizzala il messaggio di conferma dell'invio della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mostrare il form entro 20 secondi;<text:line-break/>Il sistema deve mostrare il messaggio di errore o di conferma notifica entro 20 secondi;</text:p>
          </table:table-cell>
        </table:table-row>
      </table:table>
      <text:p text:style-name="P4">UC 11 Modifica pasto 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7:31:26.33</meta:creation-date>
    <meta:editing-duration>PT3H20M57S</meta:editing-duration>
    <meta:editing-cycles>5</meta:editing-cycles>
    <meta:generator>LibreOffice/3.5$Linux_X86_64 LibreOffice_project/350m1$Build-2</meta:generator>
    <dc:date>2012-10-29T13:25:03</dc:date>
    <meta:document-statistic meta:table-count="1" meta:image-count="0" meta:object-count="0" meta:page-count="1" meta:paragraph-count="20" meta:word-count="138" meta:character-count="578" meta:non-whitespace-character-count="758"/>
  </office:meta>
</office:document-meta>
</file>